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T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list-style-name="LFO3" style:family="paragraph"/>
    <style:style style:name="P26" style:parent-style-name="Standard" style:list-style-name="LFO3" style:family="paragraph"/>
    <style:style style:name="P27" style:parent-style-name="Standard" style:list-style-name="LFO3" style:family="paragraph"/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list-style-name="LFO4" style:family="paragraph"/>
  </office:automatic-styles>
  <office:body>
    <office:text text:use-soft-page-breaks="true">
      <text:p text:style-name="P1">Tópicos Reunião – PI</text:p>
      <text:p text:style-name="Standard"/>
      <text:p text:style-name="Standard"><text:tab/>Visgo de Jaca</text:p>
      <text:p text:style-name="Standard"/>
      <text:list text:style-name="LFO1" text:continue-numbering="true">
        <text:list-item>
          <text:p text:style-name="P2">A Raiz da marca é diretamente ligada a<text:s/><text:span text:style-name="T3">Bahia</text:span><text:s/>e a sua cultura, passando pelas culturas da<text:s/><text:span text:style-name="T4">Capoeira</text:span><text:s/>e da<text:s/><text:span text:style-name="T5">Música</text:span>, mais especificamente a<text:s/><text:span text:style-name="T6">Percussão;</text:span></text:p>
        </text:list-item>
        <text:list-item>
          <text:p text:style-name="P7">Frase de efeito – Pego no Visgo – Na navbar ou na conclusão da compra aparecer a frase;</text:p>
        </text:list-item>
        <text:list-item>
          <text:p text:style-name="P8">Até 2014 atuou na área de enfermagem;</text:p>
        </text:list-item>
        <text:list-item>
          <text:p text:style-name="P9">Desenhos inspirados no caribé;</text:p>
        </text:list-item>
        <text:list-item>
          <text:p text:style-name="P10">Até então a marca é apenas 1 pessoa, o Jaca;</text:p>
        </text:list-item>
        <text:list-item>
          <text:p text:style-name="P11">Os desenhos das artes das camisas são inspirados pelas próprias vivências dele;</text:p>
        </text:list-item>
        <text:list-item>
          <text:p text:style-name="P12">Mais alguns tópicos a serem considerados que constituem a simbologia\estética da marca:</text:p>
          <text:list text:continue-numbering="true">
            <text:list-item>
              <text:p text:style-name="P13">Cruz Andina;</text:p>
            </text:list-item>
            <text:list-item>
              <text:p text:style-name="P14">Cultura Sul-americana;</text:p>
            </text:list-item>
            <text:list-item>
              <text:p text:style-name="P15">Luta anticolonial;</text:p>
            </text:list-item>
          </text:list>
        </text:list-item>
        <text:list-item>
          <text:p text:style-name="P16">Público Alvo: Pessoas dentro da cultura da capoeira, da música e da arte mais pessoal/autoral;</text:p>
        </text:list-item>
        <text:list-item>
          <text:p text:style-name="P17">Faixa Etária: Variada, infantil apenas sob encomenda; geralmente o público é mais adulto<text:s/>(20 a 50 anos), sendo esse o foco;</text:p>
        </text:list-item>
        <text:list-item>
          <text:p text:style-name="P18">Identidade Visual: Cores Preto e Verde ou Verde e Preto, se achar um tom de verde mais claro;</text:p>
        </text:list-item>
        <text:list-item>
          <text:p text:style-name="P19">O site tem como foco ser vitrine para vendas, não querendo misturar outras funcionalidades inicialmente;</text:p>
        </text:list-item>
        <text:list-item>
          <text:p text:style-name="P20">Galeria de fotos de parceiros que utilizam a marca;</text:p>
        </text:list-item>
      </text:list>
      <text:p text:style-name="Standard"/>
      <text:p text:style-name="P21">Sistema de Busca:</text:p>
      <text:list text:style-name="LFO2" text:continue-numbering="true">
        <text:list-item>
          <text:p text:style-name="P22">Filtros de busca por artes/estampa no caso das camisetas;</text:p>
        </text:list-item>
        <text:list-item>
          <text:p text:style-name="P23">Não se faz necessário um controle de estoque dentro do site, as vendas são todas sob encomenda;</text:p>
        </text:list-item>
      </text:list>
      <text:p text:style-name="P24">Compras:</text:p>
      <text:list text:style-name="LFO3" text:continue-numbering="true">
        <text:list-item>
          <text:p text:style-name="P25">Sistema de pagamento direto no site, sem contato secundário;</text:p>
        </text:list-item>
        <text:list-item>
          <text:p text:style-name="P26">Bonificação em compras maiores;</text:p>
        </text:list-item>
        <text:list-item>
          <text:p text:style-name="P27">Possuir opções de compra, como parcelamento por exemplo.</text:p>
        </text:list-item>
      </text:list>
      <text:p text:style-name="P28">Limitações:</text:p>
      <text:list text:style-name="LFO4" text:continue-numbering="true">
        <text:list-item>
          <text:p text:style-name="P29">Regional, tem interesse de realizar entregas mesmo quando longe, mas a<text:s/>depender da distância e custo-benefício;</text:p>
        </text:list-item>
      </text:list>
      <text:p text:style-name="Standard"/>
      <text:p text:style-name="Standard">Também há o interesse em ter alguma forma de capitação de clientes para a rede social, pro caso onde o cliente não venha inicialmente de lá.</text:p>
      <text:p text:style-name="Standard"/>
      <text:p text:style-name="Standard">ChicoRei</text:p>
      <text:p text:style-name="Standard"/>
      <text:p text:style-name="Standard">A referência citada, Reserva Ink, possui plataforma própria com site personalizado assim que o plano é assinado, ou seja, caso aumente a escala, o site não seria mais necessário, a não ser que houvesse a adoção do domínio mesmo passando para a Reserva; (https://reservaink.com.br/)</text:p>
      <text:p text:style-name="Standard">A segunda é a Collab55, a ideia é parecida, com mais opções de produtos, mas menos informações em alguns aspectos, diferente do primeiro que fala sobre a infraestrutura do negócio, essa foca mais na forma como é dividida os lucros e etc. (https://www.colab55.com/about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iblioteca</dc:creator>
    <meta:creation-date>2024-08-28T21:24:00Z</meta:creation-date>
    <dc:date>2024-08-30T17:38:00Z</dc:date>
    <meta:template xlink:href="Normal" xlink:type="simple"/>
    <meta:editing-cycles>3</meta:editing-cycles>
    <meta:editing-duration>PT6000S</meta:editing-duration>
    <meta:document-statistic meta:page-count="1" meta:paragraph-count="4" meta:word-count="350" meta:character-count="2236" meta:row-count="15" meta:non-whitespace-character-count="1890"/>
  </office:meta>
</office:document-meta>
</file>